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F00000319225BB8D0FC3CCC34.png" manifest:media-type="image/png"/>
  <manifest:file-entry manifest:full-path="Pictures/10000001000000E3000000E319CA509E3BB3354D.png" manifest:media-type="image/png"/>
  <manifest:file-entry manifest:full-path="Pictures/10001C4A0000552000005520360909CB6D947FF6.pdf" manifest:media-type="application/pdf"/>
  <manifest:file-entry manifest:full-path="Pictures/100000000000050000000111F3FE811B6400198A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4191" loext:opacity="100%" style:font-name="Arial" fo:font-weight="bold" officeooo:rsid="000615eb" officeooo:paragraph-rsid="000615eb" style:font-weight-asian="bold" style:font-weight-complex="bold"/>
    </style:style>
    <style:style style:name="P2" style:family="paragraph" style:parent-style-name="Standard">
      <style:text-properties fo:color="#004191" loext:opacity="100%" style:font-name="Arial" fo:font-weight="bold" officeooo:rsid="00108fb2" officeooo:paragraph-rsid="00108fb2" style:font-weight-asian="bold" style:font-weight-complex="bold"/>
    </style:style>
    <style:style style:name="P3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155cm"/>
          <style:tab-stop style:position="8.795cm" style:type="center"/>
          <style:tab-stop style:position="17.59cm" style:type="right"/>
        </style:tab-stops>
      </style:paragraph-properties>
      <style:text-properties fo:color="#000000" loext:opacity="100%" style:font-name="Arial" fo:font-size="10pt" officeooo:rsid="000615eb" officeooo:paragraph-rsid="000615eb" style:font-size-asian="8.75pt" style:font-size-complex="10pt"/>
    </style:style>
    <style:style style:name="P4" style:family="paragraph" style:parent-style-name="Standard">
      <style:text-properties style:font-name="Arial" officeooo:rsid="000615eb" officeooo:paragraph-rsid="000615eb"/>
    </style:style>
    <style:style style:name="P5" style:family="paragraph" style:parent-style-name="Standard">
      <style:text-properties style:font-name="Arial" officeooo:rsid="000615eb" officeooo:paragraph-rsid="00108fb2"/>
    </style:style>
    <style:style style:name="P6" style:family="paragraph" style:parent-style-name="Standard">
      <style:text-properties style:font-name="Arial" officeooo:rsid="00108fb2" officeooo:paragraph-rsid="00108fb2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officeooo:rsid="0008469e" officeooo:paragraph-rsid="0008469e"/>
    </style:style>
    <style:style style:name="P8" style:family="paragraph" style:parent-style-name="Standard">
      <style:text-properties officeooo:paragraph-rsid="000615eb"/>
    </style:style>
    <style:style style:name="P9" style:family="paragraph" style:parent-style-name="Standard">
      <style:text-properties officeooo:paragraph-rsid="0008469e"/>
    </style:style>
    <style:style style:name="P10" style:family="paragraph" style:parent-style-name="Standard">
      <style:text-properties officeooo:paragraph-rsid="000cc07f"/>
    </style:style>
    <style:style style:name="P11" style:family="paragraph" style:parent-style-name="Header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0.155cm"/>
          <style:tab-stop style:position="8.795cm" style:type="center"/>
          <style:tab-stop style:position="17.59cm" style:type="right"/>
        </style:tab-stops>
      </style:paragraph-properties>
      <style:text-properties fo:color="#004191" loext:opacity="100%" style:font-name="Arial" fo:font-size="26pt" officeooo:rsid="000615eb" officeooo:paragraph-rsid="000615eb" style:font-size-asian="26pt" style:font-size-complex="26pt"/>
    </style:style>
    <style:style style:name="P12" style:family="paragraph" style:parent-style-name="Standard" style:list-style-name="L1">
      <style:text-properties officeooo:paragraph-rsid="000daeb9"/>
    </style:style>
    <style:style style:name="P13" style:family="paragraph" style:parent-style-name="Standard" style:list-style-name="L1">
      <style:text-properties officeooo:rsid="00094c9b" officeooo:paragraph-rsid="000daeb9"/>
    </style:style>
    <style:style style:name="P14" style:family="paragraph" style:parent-style-name="Standard" style:list-style-name="L1">
      <style:text-properties officeooo:rsid="00094c9b" officeooo:paragraph-rsid="00094c9b"/>
    </style:style>
    <style:style style:name="P15" style:family="paragraph" style:parent-style-name="Standard" style:list-style-name="L1">
      <style:text-properties style:font-name="Arial" officeooo:rsid="00094c9b" officeooo:paragraph-rsid="00094c9b"/>
    </style:style>
    <style:style style:name="P16" style:family="paragraph" style:parent-style-name="Standard" style:list-style-name="L2">
      <style:paragraph-properties>
        <style:tab-stops>
          <style:tab-stop style:position="0cm"/>
        </style:tab-stops>
      </style:paragraph-properties>
      <style:text-properties style:font-name="Arial" officeooo:rsid="0008469e" officeooo:paragraph-rsid="0008469e"/>
    </style:style>
    <style:style style:name="P17" style:family="paragraph" style:parent-style-name="Standard" style:list-style-name="L2">
      <style:paragraph-properties>
        <style:tab-stops>
          <style:tab-stop style:position="0cm"/>
        </style:tab-stops>
      </style:paragraph-properties>
      <style:text-properties officeooo:paragraph-rsid="0008469e"/>
    </style:style>
    <style:style style:name="T1" style:family="text">
      <style:text-properties style:font-name="Arial"/>
    </style:style>
    <style:style style:name="T2" style:family="text">
      <style:text-properties style:font-name="Arial" officeooo:rsid="000615eb"/>
    </style:style>
    <style:style style:name="T3" style:family="text">
      <style:text-properties style:font-name="Arial" officeooo:rsid="0006f8c1"/>
    </style:style>
    <style:style style:name="T4" style:family="text">
      <style:text-properties style:font-name="Arial" officeooo:rsid="0008469e"/>
    </style:style>
    <style:style style:name="T5" style:family="text">
      <style:text-properties style:font-name="Arial" officeooo:rsid="00094c9b"/>
    </style:style>
    <style:style style:name="T6" style:family="text">
      <style:text-properties style:font-name="Arial" officeooo:rsid="000b0961"/>
    </style:style>
    <style:style style:name="T7" style:family="text">
      <style:text-properties style:font-name="Arial" officeooo:rsid="000cc07f"/>
    </style:style>
    <style:style style:name="T8" style:family="text">
      <style:text-properties style:font-name="Arial" officeooo:rsid="000d9dda"/>
    </style:style>
    <style:style style:name="T9" style:family="text">
      <style:text-properties style:font-name="Arial" officeooo:rsid="000daeb9"/>
    </style:style>
    <style:style style:name="T10" style:family="text">
      <style:text-properties style:font-name="Arial" officeooo:rsid="001e3006"/>
    </style:style>
    <style:style style:name="T11" style:family="text">
      <style:text-properties style:font-name="Arial" officeooo:rsid="001fac12"/>
    </style:style>
    <style:style style:name="T12" style:family="text">
      <style:text-properties style:font-name="Arial" officeooo:rsid="00257b33"/>
    </style:style>
    <style:style style:name="T13" style:family="text">
      <style:text-properties style:font-name="Arial" officeooo:rsid="00287931"/>
    </style:style>
    <style:style style:name="T14" style:family="text">
      <style:text-properties officeooo:rsid="000daeb9"/>
    </style:style>
    <style:style style:name="T15" style:family="text">
      <style:text-properties officeooo:rsid="001187c2"/>
    </style:style>
    <style:style style:name="T16" style:family="text">
      <style:text-properties officeooo:rsid="00257b33"/>
    </style:style>
    <style:style style:name="T17" style:family="text">
      <style:text-properties officeooo:rsid="00287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als</text:p>
      <text:p text:style-name="P8"><text:span text:style-name="T2">This </text:span><text:span text:style-name="T13">lab course</text:span><text:span text:style-name="T2"> is meant as an introduction to the world of parallel computing and simulations. The main project is the </text:span><text:span text:style-name="T10">parallel</text:span><text:span text:style-name="T2"> implementation of an n-body <text:s/>algorithm simulating our solar system including planets, dwarf planets, moons, and asteroids.<text:line-break/></text:span><text:span text:style-name="T4">The </text:span><text:span text:style-name="T9">primary</text:span><text:span text:style-name="T4"> goal </text:span><text:span text:style-name="T9">of this </text:span><text:span text:style-name="T13">l</text:span><text:span text:style-name="T9">ab </text:span><text:span text:style-name="T13">c</text:span><text:span text:style-name="T9">ourse</text:span><text:span text:style-name="T4"> is to get familiar with </text:span><text:span text:style-name="T5">paralle</text:span><text:span text:style-name="T9">l</text:span><text:span text:style-name="T5">ization strategies and frameworks established in the High-Performance Computing (HPC) community. Other goals </text:span><text:span text:style-name="T6">include</text:span><text:span text:style-name="T5">:</text:span></text:p>
      <text:list xml:id="list2453949920" text:style-name="L1">
        <text:list-item>
          <text:p text:style-name="P12"><text:span text:style-name="T1">gain</text:span><text:span text:style-name="T9">ing</text:span><text:span text:style-name="T1"> experience with versioning software like Git as well as continuous integration </text:span></text:p>
        </text:list-item>
        <text:list-item>
          <text:p text:style-name="P13"><text:span text:style-name="T9">a </text:span><text:span text:style-name="T1">practical and efficient application of tree data structures</text:span></text:p>
        </text:list-item>
        <text:list-item>
          <text:p text:style-name="P15">working with remote systems</text:p>
        </text:list-item>
        <text:list-item>
          <text:p text:style-name="P14"><text:span text:style-name="T1">learning t</text:span><text:span text:style-name="T9">o</text:span><text:span text:style-name="T1"> translate mathematical equations or pseudo-code to actual source code</text:span></text:p>
        </text:list-item>
        <text:list-item>
          <text:p text:style-name="P14"><text:span text:style-name="T1">usage of established programs in the world of simulation</text:span><text:span text:style-name="T6">s</text:span><text:span text:style-name="T1"> </text:span><text:span text:style-name="T11">(e.g., ParaView)</text:span></text:p>
        </text:list-item>
        <text:list-item>
          <text:p text:style-name="P15">practicing writing short scientific texts as well as giving short presentations</text:p>
        </text:list-item>
      </text:list>
      <text:p text:style-name="P4"/>
      <text:p text:style-name="P1">Procedure</text:p>
      <text:p text:style-name="P9"><text:span text:style-name="T2">This </text:span><text:span text:style-name="T13">lab course</text:span><text:span text:style-name="T2"> can be </text:span><text:span text:style-name="T3">divided into four parts:</text:span></text:p>
      <text:list xml:id="list403101391" text:style-name="L2">
        <text:list-item>
          <text:p text:style-name="P16">Get familiar with the problem and implement the first n-body simulation using the <text:span text:style-name="T14">tree-based</text:span> Barnes-Hut algorithm.</text:p>
        </text:list-item>
        <text:list-item>
          <text:p text:style-name="P17"><text:span text:style-name="T4">Parallelize the n-body simulation on multiple cores and multiple compute nodes using the established </text:span><text:span text:style-name="T5">HPC</text:span><text:span text:style-name="T4"> frameworks OpenMP and MPI. This also includes a small performance evaluation.</text:span></text:p>
        </text:list-item>
        <text:list-item>
          <text:p text:style-name="P17"><text:span text:style-name="T12">Implement</text:span><text:span text:style-name="T4"> a custom project based on the previous parallelization. This can include but is not limited to: </text:span><text:span text:style-name="T12">speeding up</text:span><text:span text:style-name="T4"> the simulation </text:span><text:span text:style-name="T12">using</text:span><text:span text:style-name="T4"> GPUs, implementing new physics, or creating new </text:span><text:span text:style-name="T6">simulation </text:span><text:span text:style-name="T4">scenarios.</text:span></text:p>
        </text:list-item>
        <text:list-item>
          <text:p text:style-name="P16">Summarize your results and findings in a short text and presentation.</text:p>
        </text:list-item>
      </text:list>
      <text:p text:style-name="P7">Note that the first two parts will be realized in groups of <text:span text:style-name="T17">2</text:span> students while in the custom project and final presentation everyone will work on its own.</text:p>
      <text:p text:style-name="P4"/>
      <text:p text:style-name="P1">Prerequisites</text:p>
      <text:p text:style-name="P10"><text:span text:style-name="T7">Students should be familiar with a</text:span><text:span text:style-name="T9">n</text:span><text:span text:style-name="T7"> object-oriented programming language, preferable C++ (used in this </text:span><text:span text:style-name="T13">l</text:span><text:span text:style-name="T7">ab</text:span><text:span text:style-name="T8"> </text:span><text:span text:style-name="T13">c</text:span><text:span text:style-name="T7">ourse). Students should have at least attended the “Datenstrukturen und Algorithmen” </text:span><text:span text:style-name="T9">(BA)</text:span><text:span text:style-name="T7"> lecture. Lectures like “Numerische Grundlagen” </text:span><text:span text:style-name="T9">(BA)</text:span><text:span text:style-name="T7"> and “High Performance Computing” </text:span><text:span text:style-name="T9">(MA) </text:span><text:span text:style-name="T7">are also </text:span><text:span text:style-name="T9">helpful for this </text:span><text:span text:style-name="T13">l</text:span><text:span text:style-name="T9">ab </text:span><text:span text:style-name="T13">c</text:span><text:span text:style-name="T9">ourse</text:span><text:span text:style-name="T7">.</text:span></text:p>
      <text:p text:style-name="P5"/>
      <text:p text:style-name="P2">Conta<text:span text:style-name="T15">c</text:span>t</text:p>
      <text:p text:style-name="P6">If you have any questions feel free to contact <text:span text:style-name="T16">u</text:span>s at <text:a xlink:type="simple" xlink:href="mailto:sc@ipvs.uni-stuttgart.de?subject=Lab-Course%20Scientific%20Computing" text:style-name="Internet_20_link" text:visited-style-name="Visited_20_Internet_20_Link">sc@ipvs.uni-stuttgart.d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0.155cm"/>
          <style:tab-stop style:position="8.795cm" style:type="center"/>
          <style:tab-stop style:position="17.59cm" style:type="right"/>
        </style:tab-stops>
      </style:paragraph-properties>
      <style:text-properties fo:color="#004191" loext:opacity="100%" style:font-name="Arial" fo:font-size="26pt" officeooo:rsid="000615eb" officeooo:paragraph-rsid="000615eb" style:font-size-asian="26pt" style:font-size-complex="26pt"/>
    </style:style>
    <style:style style:name="MP2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155cm"/>
          <style:tab-stop style:position="8.795cm" style:type="center"/>
          <style:tab-stop style:position="17.59cm" style:type="right"/>
        </style:tab-stops>
      </style:paragraph-properties>
      <style:text-properties fo:color="#000000" loext:opacity="100%" style:font-name="Arial" fo:font-size="10pt" officeooo:rsid="000615eb" officeooo:paragraph-rsid="000615eb" style:font-size-asian="8.75pt" style:font-size-complex="10pt"/>
    </style:style>
    <style:style style:name="MT1" style:family="text">
      <style:text-properties officeooo:rsid="0028793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order-top="none" fo:border-bottom="1.56pt solid #00beff" fo:border-left="none" fo:border-right="none" fo:padding-top="0cm" fo:padding-bottom="0.051cm" fo:padding-left="0cm" fo:padding-right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13.019cm" svg:y="-1.182cm" svg:width="5.593cm" svg:height="1.192cm" draw:z-index="0"><draw:image xlink:href="Pictures/100000000000050000000111F3FE811B6400198A.jpg" xlink:type="simple" xlink:show="embed" xlink:actuate="onLoad" draw:mime-type="image/jpeg"/></draw:frame><draw:frame draw:style-name="Mfr1" draw:name="Image2" text:anchor-type="char" svg:x="-1.517cm" svg:y="-1.191cm" svg:width="2.342cm" svg:height="2.342cm" draw:z-index="2"><draw:image xlink:href="Pictures/10001C4A0000552000005520360909CB6D947FF6.pdf" xlink:type="simple" xlink:show="embed" xlink:actuate="onLoad" draw:mime-type="application/pdf"/><draw:image xlink:href="Pictures/10000001000000E3000000E319CA509E3BB3354D.png" xlink:type="simple" xlink:show="embed" xlink:actuate="onLoad" draw:mime-type="image/png"/></draw:frame>Lab Course: <text:span text:style-name="MT1">Solar System Simulation</text:span></text:p>
        <text:p text:style-name="MP2"><draw:frame draw:style-name="Mfr2" draw:name="Image3" text:anchor-type="paragraph" svg:x="8.631cm" svg:y="0.741cm" svg:width="8.797cm" svg:height="8.558cm" draw:z-index="1"><draw:image xlink:href="Pictures/100000010000032F00000319225BB8D0FC3CCC34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0:03:51.377574551</meta:creation-date>
    <dc:date>2024-01-29T11:02:07.737803165</dc:date>
    <meta:editing-duration>PT2H9M30S</meta:editing-duration>
    <meta:editing-cycles>20</meta:editing-cycles>
    <meta:generator>LibreOffice/7.3.7.2$Linux_X86_64 LibreOffice_project/30$Build-2</meta:generator>
    <meta:document-statistic meta:table-count="0" meta:image-count="3" meta:object-count="0" meta:page-count="1" meta:paragraph-count="20" meta:word-count="319" meta:character-count="2100" meta:non-whitespace-character-count="1809"/>
  </office:meta>
</office:document-meta>
</file>